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text-properties fo:hyphenate="true"/>
    </style:style>
    <style:style style:name="P4" style:parent-style-name="Normal" style:family="paragraph">
      <style:text-properties fo:hyphenate="true"/>
    </style:style>
    <style:style style:name="P5" style:parent-style-name="Normal" style:family="paragraph">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paragraph-properties fo:break-before="page"/>
      <style:text-properties fo:hyphenate="true"/>
    </style:style>
    <style:style style:name="P12" style:parent-style-name="Normal" style:family="paragraph">
      <style:text-properties fo:hyphenate="true"/>
    </style:style>
    <style:style style:name="P13" style:parent-style-name="Normal" style:family="paragraph">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office:automatic-styles>
  <office:body>
    <office:text text:use-soft-page-breaks="true">
      <text:p text:style-name="P1">Assembly Tutorial Lesson #7</text:p>
      <text:p text:style-name="Subtitle">And the Rest</text:p>
      <text:p text:style-name="Normal">[Title slide]</text:p>
      <text:p text:style-name="Normal">Hi there! This is Matt Heffernan. Welcome back to my channel. This is the<text:s/>seventh<text:s/>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text:s/>how the stack works, and some of the additional 65C02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 starting with immediate, where the value loaded will be inline with the code. Otherwise, the<text:s/>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text:p>
      <text:p text:style-name="Normal">[Cut to slide 3 – STA]</text:p>
      <text:p text:style-name="Normal">Right on the heels of LDA is STA, or Store Accumulator. Of course, this stores the value in A to an address in memory, which is presumably writable. This instruction will fail silently if the referenced address isn’t writable.<text:s/>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text:p>
      <text:p text:style-name="P2"/>
      <text:soft-page-break/>
      <text:p text:style-name="Normal">[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text:s/>X<text:s/>to load<text:s/>Y,<text:s/>and vice versa, but you can’t index with X to load X or with Y to load Y, which is probably for the best.</text:p>
      <text:p text:style-name="P3">[Cut to slide 5 – STX/STY]</text:p>
      <text:p text:style-name="P4">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5">[Cut to slide 6 – STZ]</text:p>
      <text:p text:style-name="P6">A new instruction for the 65C02 is called STZ, but that doesn’t mean there is a new index register named Z. It simply means to store zero to a memory location, which comes in very handy and removes the need to load a register with zero prior to zeroing out any memory. It supports 4 addressing modes, which exclude any indexing with Y or any kind of indirect mode.<text:s/>But that’s it for all the load and store instructions in the 65C02, but we should probably run through a few related instructions.</text:p>
      <text:p text:style-name="P7">[Cut to slide 7 – transfer]</text:p>
      <text:p text:style-name="P8">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9">[Cut to slide 8 – status bits]</text:p>
      <text:p text:style-name="P10">We’ve seen a few of the instructions that can set or clear status bits, so let’s take a look at the whole list<text:s/>now.<text:s/>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text:s/>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11"/>
      <text:soft-page-break/>
      <text:p text:style-name="P12">[Cut to slide 9 –<text:s/>BRK]</text:p>
      <text:p text:style-name="P13">We just have a few oddballs left in the instruction set. One is BRK or Break, which acts differently depending on which 6502-family processor you are using. For the original 6502, the B or Break status bit will be set and then an interrupt it prepared for by pushing the next instruction address to the stack followed by the status register.<text:s/>Then, it will force the I bit to be set. That way, once the<text:s/>next<text:s/>now-enabled interrupt happens, the processor will already have the stack prepared, so it will go straight to the interrupt service routine, or ISR. There, you can examine the stack to see if B was set, and change your processing accordingly.<text:s/>For the 65C02, in between pushing the status and enabling interrupts, the D bit is cleared so that the ISR won’t have to do a CLD before any binary arithmetic. Then when the ISR returns, the original state of the D and I bits will be restored.<text:s/>For the Commander X16 specifically, a BRK instruction will<text:s/>trigger the default break handler, which re-initializes the computer and takes you back to the BASIC prompt and the rest of your program will not run, but it will still be in RAM unless you did some unsavory things to the Kernal RAM area.</text:p>
      <text:p text:style-name="P14">[Cut to slide 10 – NOP]</text:p>
      <text:p text:style-name="P15">The final instruction we are going to cover is one we have seen in passing: NOP, which stands for No Operation, but usually pronounces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text:s/>This behavior is a bit different from the 6502, which did not filter out any unused opcode and just let the processor do whatever based on what bits in the opcode are set, which can cause some serious problems, including permanently halting execution.</text:p>
      <text:p text:style-name="P16">[Cut to slide 11- errata]</text:p>
      <text:p text:style-name="Normal">Now that we have gone through the entire instruction set, it’s time to step back and make some clarifications and corrections to earlier episodes in this series.<text:s/></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text:s/>Zero<text:s/>Page address for that by including<text:s/>in the operand the full 16-bit address with zero in the high byt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1-27T18:42:00Z</meta:creation-date>
    <dc:date>2021-01-27T22:31:00Z</dc:date>
    <meta:template xlink:href="Normal.dotm" xlink:type="simple"/>
    <meta:editing-cycles>20</meta:editing-cycles>
    <meta:editing-duration>PT13740S</meta:editing-duration>
    <meta:document-statistic meta:page-count="3" meta:paragraph-count="20" meta:word-count="1554" meta:character-count="10392" meta:row-count="73" meta:non-whitespace-character-count="8858"/>
  </office:meta>
</office:document-meta>
</file>